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writing-mode="lr-tb"/>
      <style:text-properties officeooo:rsid="000307d9" officeooo:paragraph-rsid="000307d9"/>
    </style:style>
    <style:style style:name="P3" style:family="paragraph" style:parent-style-name="Standard">
      <style:paragraph-properties style:writing-mode="lr-tb"/>
      <style:text-properties officeooo:paragraph-rsid="000307d9"/>
    </style:style>
    <style:style style:name="P4" style:family="paragraph" style:parent-style-name="Standard">
      <style:paragraph-properties style:writing-mode="lr-tb"/>
      <style:text-properties officeooo:rsid="0004c6f5" officeooo:paragraph-rsid="0004c6f5"/>
    </style:style>
    <style:style style:name="P5" style:family="paragraph" style:parent-style-name="Standard">
      <style:paragraph-properties style:writing-mode="lr-tb"/>
      <style:text-properties officeooo:paragraph-rsid="00069688"/>
    </style:style>
    <style:style style:name="P6" style:family="paragraph" style:parent-style-name="Standard">
      <style:paragraph-properties style:writing-mode="lr-tb"/>
      <style:text-properties officeooo:rsid="000a1ae3" officeooo:paragraph-rsid="000a1ae3"/>
    </style:style>
    <style:style style:name="P7" style:family="paragraph" style:parent-style-name="Standard">
      <style:paragraph-properties style:writing-mode="lr-tb"/>
      <style:text-properties officeooo:rsid="000b552e" officeooo:paragraph-rsid="000b552e"/>
    </style:style>
    <style:style style:name="P8" style:family="paragraph" style:parent-style-name="Standard">
      <style:paragraph-properties style:writing-mode="lr-tb"/>
      <style:text-properties officeooo:rsid="000d3ab8" officeooo:paragraph-rsid="000d3ab8"/>
    </style:style>
    <style:style style:name="P9" style:family="paragraph" style:parent-style-name="Standard">
      <style:paragraph-properties style:writing-mode="lr-tb"/>
      <style:text-properties officeooo:rsid="000f091a" officeooo:paragraph-rsid="000f091a"/>
    </style:style>
    <style:style style:name="P10" style:family="paragraph" style:parent-style-name="Standard">
      <style:paragraph-properties style:writing-mode="lr-tb"/>
      <style:text-properties officeooo:rsid="000fad87" officeooo:paragraph-rsid="000fad87"/>
    </style:style>
    <style:style style:name="P11" style:family="paragraph" style:parent-style-name="Standard">
      <style:paragraph-properties style:writing-mode="lr-tb"/>
      <style:text-properties officeooo:rsid="00110162" officeooo:paragraph-rsid="00110162"/>
    </style:style>
    <style:style style:name="P12" style:family="paragraph" style:parent-style-name="Standard">
      <style:paragraph-properties style:writing-mode="lr-tb"/>
      <style:text-properties officeooo:rsid="0011a1bf" officeooo:paragraph-rsid="0011a1bf"/>
    </style:style>
    <style:style style:name="P13" style:family="paragraph" style:parent-style-name="Standard">
      <style:paragraph-properties style:writing-mode="lr-tb"/>
      <style:text-properties officeooo:rsid="0014c694" officeooo:paragraph-rsid="0014c694"/>
    </style:style>
    <style:style style:name="P14" style:family="paragraph" style:parent-style-name="Standard">
      <style:paragraph-properties style:writing-mode="lr-tb"/>
      <style:text-properties officeooo:rsid="00155b39" officeooo:paragraph-rsid="00155b39"/>
    </style:style>
    <style:style style:name="P15" style:family="paragraph" style:parent-style-name="Standard" style:list-style-name="L1">
      <style:paragraph-properties style:writing-mode="lr-tb"/>
    </style:style>
    <style:style style:name="P16" style:family="paragraph" style:parent-style-name="Standard" style:list-style-name="L2">
      <style:paragraph-properties style:writing-mode="lr-tb"/>
    </style:style>
    <style:style style:name="P17" style:family="paragraph" style:parent-style-name="Standard" style:list-style-name="L3">
      <style:paragraph-properties style:writing-mode="lr-tb"/>
    </style:style>
    <style:style style:name="P18" style:family="paragraph" style:parent-style-name="Standard" style:list-style-name="L4">
      <style:paragraph-properties style:writing-mode="lr-tb"/>
    </style:style>
    <style:style style:name="P19" style:family="paragraph" style:parent-style-name="Standard">
      <style:paragraph-properties style:writing-mode="lr-tb"/>
      <style:text-properties officeooo:rsid="00069688" officeooo:paragraph-rsid="00069688"/>
    </style:style>
    <style:style style:name="T1" style:family="text">
      <style:text-properties officeooo:rsid="000307d9"/>
    </style:style>
    <style:style style:name="T2" style:family="text">
      <style:text-properties officeooo:rsid="001342c8"/>
    </style:style>
    <style:style style:name="T3" style:family="text">
      <style:text-properties officeooo:rsid="00168f6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646in" fo:text-indent="-0.25in" fo:margin-left="0.66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146in" fo:text-indent="-0.25in" fo:margin-left="0.91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646in" fo:text-indent="-0.25in" fo:margin-left="1.16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146in" fo:text-indent="-0.25in" fo:margin-left="1.41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646in" fo:text-indent="-0.25in" fo:margin-left="1.66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146in" fo:text-indent="-0.25in" fo:margin-left="1.91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646in" fo:text-indent="-0.25in" fo:margin-left="2.16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146in" fo:text-indent="-0.25in" fo:margin-left="2.41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646in" fo:text-indent="-0.25in" fo:margin-left="2.66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146in" fo:text-indent="-0.25in" fo:margin-left="2.9146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646in" fo:text-indent="-0.25in" fo:margin-left="0.66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146in" fo:text-indent="-0.25in" fo:margin-left="0.91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646in" fo:text-indent="-0.25in" fo:margin-left="1.16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146in" fo:text-indent="-0.25in" fo:margin-left="1.41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646in" fo:text-indent="-0.25in" fo:margin-left="1.66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146in" fo:text-indent="-0.25in" fo:margin-left="1.91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646in" fo:text-indent="-0.25in" fo:margin-left="2.16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146in" fo:text-indent="-0.25in" fo:margin-left="2.41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646in" fo:text-indent="-0.25in" fo:margin-left="2.66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146in" fo:text-indent="-0.25in" fo:margin-left="2.9146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Geinstalleerd:</text:p>
      <text:list xml:id="list273796501" text:style-name="L1">
        <text:list-item>
          <text:p text:style-name="P15">Ruby</text:p>
        </text:list-item>
        <text:list-item>
          <text:p text:style-name="P15">python pip</text:p>
        </text:list-item>
        <text:list-item>
          <text:p text:style-name="P15">snmp-check</text:p>
        </text:list-item>
        <text:list-item>
          <text:p text:style-name="P15">snmpwalk</text:p>
        </text:list-item>
        <text:list-item>
          <text:p text:style-name="P15">onesixtyone</text:p>
        </text:list-item>
      </text:list>
      <text:p text:style-name="P1"/>
      <text:p text:style-name="P1"/>
      <text:p text:style-name="P1">SNMP</text:p>
      <text:p text:style-name="P2">protocol versies v1,v2 en v3</text:p>
      <text:p text:style-name="P1"/>
      <text:p text:style-name="P3">3 key components <text:span text:style-name="T1">van SNMP port 161,162</text:span>:</text:p>
      <text:list xml:id="list1718209307" text:style-name="L2">
        <text:list-item>
          <text:p text:style-name="P16">Managed devices</text:p>
        </text:list-item>
        <text:list-item>
          <text:p text:style-name="P16">Agent - software which runs on managed devices</text:p>
        </text:list-item>
        <text:list-item>
          <text:p text:style-name="P16">Network management (NMS) - software which runs on the manager</text:p>
        </text:list-item>
      </text:list>
      <text:p text:style-name="P1"/>
      <text:p text:style-name="P1"/>
      <text:p text:style-name="P1">snmp brute force tools:</text:p>
      <text:p text:style-name="P1"/>
      <text:p text:style-name="P1">metasploit</text:p>
      <text:p text:style-name="P1">snmpwalk</text:p>
      <text:p text:style-name="P1">snmapstat</text:p>
      <text:p text:style-name="P1">john the ripper</text:p>
      <text:p text:style-name="P1"/>
      <text:p text:style-name="P1">'community strings':</text:p>
      <text:p text:style-name="P1"/>
      <text:p text:style-name="P1"/>
      <text:list xml:id="list821191353" text:style-name="L3">
        <text:list-item>
          <text:p text:style-name="P17"><text:s text:c="4"/>GET – is the command to retrieve an OID from the MIB</text:p>
        </text:list-item>
        <text:list-item>
          <text:p text:style-name="P17">GET-Next – is the command to walk through the MIB tree going from one OID to the next, this is the command SNMP-walk is based on.</text:p>
        </text:list-item>
      </text:list>
      <text:list xml:id="list1112332301" text:style-name="L4">
        <text:list-item>
          <text:p text:style-name="P18"><text:s text:c="4"/>SET – write a value in a parameter</text:p>
        </text:list-item>
        <text:list-item>
          <text:p text:style-name="P18">TRAP – send an error message or alert due to a configurable threshold being passed or a trigger activated</text:p>
        </text:list-item>
      </text:list>
      <text:p text:style-name="P1"/>
      <text:p text:style-name="P4">Gebruikte commando’s:</text:p>
      <text:p text:style-name="P1">snmpwalk -v 3c -c sun 192.168.6.2</text:p>
      <text:p text:style-name="P1">snmpwalk -v 2c -c &lt;communitystring&gt; 192.168.6.2</text:p>
      <text:p text:style-name="P1">onesixtyone -c /usr/share/doc/onesixtyone/dict.txt 192.168.6.2</text:p>
      <text:p text:style-name="P1"/>
      <text:p text:style-name="P5">enumeration:</text:p>
      <text:p text:style-name="P5">snmp-check </text:p>
      <text:p text:style-name="P1"/>
      <text:p text:style-name="P19">info over het achterhalen van informatie over SNMP(tools):</text:p>
      <text:p text:style-name="P5">https://resources.infosecinstitute.com/snmp-pentesting/</text:p>
      <text:p text:style-name="P1"/>
      <text:p text:style-name="P1"/>
      <text:p text:style-name="P1">#prerequisites:</text:p>
      <text:p text:style-name="P1">sudo apt-get install python3-tk</text:p>
      <text:p text:style-name="P1">sudo dnf install python3-tkinter</text:p>
      <text:p text:style-name="P1">#python does not work for snmp-check -&gt; install ruby</text:p>
      <text:p text:style-name="P1"><text:soft-page-break/></text:p>
      <text:p text:style-name="P1">#Ruby '59' error solution: gem install text-table &amp;&amp; gem install snmp</text:p>
      <text:p text:style-name="P1">https://github.com/0xsauby/yasuo/issues/33</text:p>
      <text:p text:style-name="P1"/>
      <text:p text:style-name="P1"/>
      <text:p text:style-name="P1">#info</text:p>
      <text:p text:style-name="P1"/>
      <text:p text:style-name="P1">#Server ip (DAVE IT NETWORK) = 172.16.40.67</text:p>
      <text:p text:style-name="P1">#passwd = 02a843fe76d65a5a</text:p>
      <text:p text:style-name="P1">frank@frank-GL553VW:~/Desktop$ </text:p>
      <text:p text:style-name="P1"/>
      <text:p text:style-name="P6">Links:</text:p>
      <text:p text:style-name="P6"><text:a xlink:type="simple" xlink:href="https://linuxhint.com/passowrd_brute_force_nmap/" text:style-name="Internet_20_link" text:visited-style-name="Visited_20_Internet_20_Link">https://linuxhint.com/passowrd_brute_force_nmap/</text:a></text:p>
      <text:p text:style-name="P6"><text:a xlink:type="simple" xlink:href="https://en.wikipedia.org/wiki/Simple_Network_Management_Protocol" text:style-name="Internet_20_link" text:visited-style-name="Visited_20_Internet_20_Link">https://en.wikipedia.org/wiki/Simple_Network_Management_Protocol</text:a></text:p>
      <text:p text:style-name="P6"><text:a xlink:type="simple" xlink:href="https://tools.kali.org/information-gathering/snmp-check" text:style-name="Internet_20_link" text:visited-style-name="Visited_20_Internet_20_Link">https://tools.kali.org/information-gathering/snmp-check</text:a></text:p>
      <text:p text:style-name="P7">snmpcheck example:</text:p>
      <text:p text:style-name="P7"><text:a xlink:type="simple" xlink:href="https://www.nothink.org/codes/snmpcheck/snmpcheck-1.8.pl" text:style-name="Internet_20_link" text:visited-style-name="Visited_20_Internet_20_Link">https://www.nothink.org/codes/snmpcheck/snmpcheck-1.8.pl</text:a></text:p>
      <text:p text:style-name="P8">file snmp-brute (nmap)</text:p>
      <text:p text:style-name="P8"><text:a xlink:type="simple" xlink:href="https://nmap.org/nsedoc/scripts/snmp-brute.html" text:style-name="Internet_20_link" text:visited-style-name="Visited_20_Internet_20_Link">https://nmap.org/nsedoc/scripts/snmp-brute.html</text:a></text:p>
      <text:p text:style-name="P8"/>
      <text:p text:style-name="P9">Brute force tutorial (niet echt gebruikt, enkele keer als referentie)</text:p>
      <text:p text:style-name="P9"><text:a xlink:type="simple" xlink:href="https://github.com/SECFORCE/SNMP-Brute" text:style-name="Internet_20_link" text:visited-style-name="Visited_20_Internet_20_Link">https://github.com/SECFORCE/SNMP-Brute</text:a></text:p>
      <text:p text:style-name="P9"/>
      <text:p text:style-name="P10">snmpwalk:</text:p>
      <text:p text:style-name="P10"><text:a xlink:type="simple" xlink:href="https://www.poftut.com/snmpwalk-command-line-examples/" text:style-name="Internet_20_link" text:visited-style-name="Visited_20_Internet_20_Link">https://www.poftut.com/snmpwalk-command-line-examples/</text:a></text:p>
      <text:p text:style-name="P10"/>
      <text:p text:style-name="P11">snmpcheck:</text:p>
      <text:p text:style-name="P11"><text:a xlink:type="simple" xlink:href="https://tools.kali.org/information-gathering/snmp-check" text:style-name="Internet_20_link" text:visited-style-name="Visited_20_Internet_20_Link">https://tools.kali.org/information-gathering/snmp-check</text:a></text:p>
      <text:p text:style-name="P11"/>
      <text:p text:style-name="P12">Algemene info SNMP op Linux (installatie)</text:p>
      <text:p text:style-name="P12"/>
      <text:p text:style-name="P12"><text:a xlink:type="simple" xlink:href="https://linoxide.com/how-tos/snmp-installation-linux-server/" text:style-name="Internet_20_link" text:visited-style-name="Visited_20_Internet_20_Link">https://linoxide.com/how-tos/snmp-installation-linux-server/</text:a></text:p>
      <text:p text:style-name="P12"/>
      <text:p text:style-name="P12">‘<text:span text:style-name="T2">tk’ - error work around (python – probeersel)</text:span></text:p>
      <text:p text:style-name="P12"><text:a xlink:type="simple" xlink:href="https://stackoverflow.com/questions/4783810/install-tkinter-for-python#4784123" text:style-name="Internet_20_link" text:visited-style-name="Visited_20_Internet_20_Link">https://stackoverflow.com/questions/4783810/install-tkinter-for-python#4784123</text:a></text:p>
      <text:p text:style-name="P12"/>
      <text:p text:style-name="P13">port 8686 details</text:p>
      <text:p text:style-name="P13"><text:a xlink:type="simple" xlink:href="https://www.speedguide.net/port.php?port=8686" text:style-name="Internet_20_link" text:visited-style-name="Visited_20_Internet_20_Link">https://www.speedguide.net/port.php?port=8686</text:a></text:p>
      <text:p text:style-name="P13"/>
      <text:p text:style-name="P14">netdiscover , uiteindelijk niet gebruikt → Nmap en ARP wel.</text:p>
      <text:p text:style-name="P14"><text:a xlink:type="simple" xlink:href="https://kalilinuxtutorials.com/netdiscover-scan-live-hosts-network/" text:style-name="Internet_20_link" text:visited-style-name="Visited_20_Internet_20_Link">https://kalilinuxtutorials.com/netdiscover-scan-live-hosts-network/</text:a></text:p>
      <text:p text:style-name="P14"/>
      <text:p text:style-name="P14">‘<text:span text:style-name="T3">Reduce risk of SNMP abuse:</text:span></text:p>
      <text:p text:style-name="P14">https://www.us-cert.gov/ncas/alerts/TA17-156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21:06:21.579936301</meta:creation-date>
    <meta:generator>LibreOffice/6.0.7.3$Linux_X86_64 LibreOffice_project/00m0$Build-3</meta:generator>
    <dc:date>2020-03-06T12:00:09.488351950</dc:date>
    <meta:editing-duration>PT14H43M29S</meta:editing-duration>
    <meta:editing-cycles>16</meta:editing-cycles>
    <meta:document-statistic meta:table-count="0" meta:image-count="0" meta:object-count="0" meta:page-count="2" meta:paragraph-count="64" meta:word-count="258" meta:character-count="2356" meta:non-whitespace-character-count="2159"/>
  </office:meta>
</office:document-meta>
</file>